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f429b" officeooo:paragraph-rsid="004f429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88ca" officeooo:paragraph-rsid="005588c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63987" officeooo:paragraph-rsid="0056398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d5b7e" officeooo:paragraph-rsid="005d5b7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03b5a" officeooo:paragraph-rsid="00603b5a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6d1c9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6d1c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76d1c9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d5b7e" officeooo:paragraph-rsid="005d5b7e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22b9f" officeooo:paragraph-rsid="006de74f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de4a9" officeooo:paragraph-rsid="005b1094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d23ea" officeooo:paragraph-rsid="0074a088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74a088" officeooo:paragraph-rsid="0074a088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4f429b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6de74f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13271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74a088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6fe133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54c735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4f429b" officeooo:paragraph-rsid="004f429b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4f429b" officeooo:paragraph-rsid="0071c718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4f429b" officeooo:paragraph-rsid="00513271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673899" officeooo:paragraph-rsid="00673899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522b9f" officeooo:paragraph-rsid="00522b9f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522b9f" officeooo:paragraph-rsid="006de74f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5987ab" officeooo:paragraph-rsid="005987ab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72db29" officeooo:paragraph-rsid="0072db29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52eb88" officeooo:paragraph-rsid="006de74f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52eb88" officeooo:paragraph-rsid="0052eb88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513271" officeooo:paragraph-rsid="00513271"/>
    </style:style>
    <style:style style:name="P3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513271" officeooo:paragraph-rsid="00513271"/>
    </style:style>
    <style:style style:name="P3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522b9f" officeooo:paragraph-rsid="00569157"/>
    </style:style>
    <style:style style:name="P3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3b56" officeooo:paragraph-rsid="00593b56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weight="normal" officeooo:rsid="00701d27" officeooo:paragraph-rsid="00701d27" style:font-weight-asian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5b1094" officeooo:paragraph-rsid="005b1094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74a088" officeooo:paragraph-rsid="0074a088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13271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f429b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2eb88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69157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b1094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9edbe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6aeef5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6de74f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6df226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6fa4b4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72db29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1f9691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2bef36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274153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74a088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f429b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13271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2eb88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4c735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1ce94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812a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aea92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b1094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5b9b4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569157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69edbe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6de74f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7121ba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6dfe18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1f9691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74a088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7523d4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DejaVu Sans Condensed" fo:font-size="12pt" fo:font-style="normal" fo:font-weight="normal" officeooo:rsid="004f429b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DejaVu Sans Condensed" fo:font-size="12pt" style:font-size-asian="12pt" style:font-size-complex="12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74a088" style:font-weight-asian="bold" style:font-weight-complex="bold"/>
    </style:style>
    <style:style style:name="T40" style:family="text">
      <style:text-properties fo:font-weight="bold" officeooo:rsid="0078ba64" style:font-weight-asian="bold" style:font-weight-complex="bold"/>
    </style:style>
    <style:style style:name="T41" style:family="text">
      <style:text-properties officeooo:rsid="005b1094"/>
    </style:style>
    <style:style style:name="T42" style:family="text">
      <style:text-properties officeooo:rsid="005d5b7e"/>
    </style:style>
    <style:style style:name="T43" style:family="text">
      <style:text-properties officeooo:rsid="0061e94d"/>
    </style:style>
    <style:style style:name="T44" style:family="text">
      <style:text-properties officeooo:rsid="0072db29"/>
    </style:style>
    <style:style style:name="T45" style:family="text">
      <style:text-properties officeooo:rsid="0074a088"/>
    </style:style>
    <style:style style:name="T46" style:family="text">
      <style:text-properties officeooo:rsid="0035db3e"/>
    </style:style>
    <style:style style:name="T47" style:family="text">
      <style:text-properties officeooo:rsid="0078ba6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6">1<text:span text:style-name="T46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C1" office:value-type="string">
            <text:p text:style-name="P7">3xx - Flight</text:p>
          </table:table-cell>
          <table:table-cell table:style-name="Table1.D1" office:value-type="string">
            <text:p text:style-name="P7">4xx - A2A</text:p>
          </table:table-cell>
          <table:table-cell table:style-name="Table1.A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8"><text:span text:style-name="T23">2</text:span><text:span text:style-name="T26">0</text:span><text:span text:style-name="T23">1</text:span><text:span text:style-name="T22"> - </text:span><text:span text:style-name="T34">Ground - </text:span><text:span text:style-name="T18">Cold Start</text:span></text:p>
      <text:p text:style-name="P3"/>
      <text:p text:style-name="P5">(manual is much faster than auto)</text:p>
      <text:p text:style-name="P4">Auto cold start (LWin+Home)</text:p>
      <text:list text:style-name="L1">
        <text:list-item>
          <text:p text:style-name="P9">You may need to set the <text:span text:style-name="T38">INS knob</text:span> <text:span text:style-name="T43">(right elbow) </text:span>to <text:span text:style-name="T38">STOR HDG</text:span> manually when it starts the INS alignment.</text:p>
        </text:list-item>
        <text:list-item>
          <text:p text:style-name="P9">You will also need to turn on a few other things, listed on the <text:span text:style-name="T38">Preflight checklist</text:span> on the next page.</text:p>
        </text:list-item>
      </text:list>
      <text:p text:style-name="P3"/>
      <text:p text:style-name="P4">Manual Cold Start</text:p>
      <text:list xml:id="list1383253806" text:style-name="L2">
        <text:list-item>
          <text:p text:style-name="P14"><text:span text:style-name="T18">MAIN PWR</text:span><text:span text:style-name="T3"> switch ... </text:span><text:span text:style-name="T19">MAIN PWR</text:span><text:span text:style-name="T3"> </text:span><text:span text:style-name="T9">(fully forward) </text:span><text:span text:style-name="T3">(left console </text:span><text:span text:style-name="T5">outboard</text:span><text:span text:style-name="T3">, under throttle) (start engine within 5 minutes)</text:span></text:p>
        </text:list-item>
        <text:list-item>
          <text:p text:style-name="P20"><text:span text:style-name="T17">ANTI-SKID</text:span><text:span text:style-name="T1"> switch ... </text:span><text:span text:style-name="T17">PARKING BRAKE</text:span><text:span text:style-name="T1"> (left angled console)</text:span></text:p>
        </text:list-item>
        <text:list-item>
          <text:p text:style-name="P21"><text:span text:style-name="T17">JFS switch</text:span><text:span text:style-name="T1"> ... </text:span><text:span text:style-name="T17">START 2</text:span><text:span text:style-name="T1"> </text:span><text:span text:style-name="T5">(left-click) </text:span><text:span text:style-name="T1">(left console, in front of throttle)</text:span></text:p>
        </text:list-item>
        <text:list-item>
          <text:p text:style-name="P14"><text:span text:style-name="T18">Canopy</text:span><text:span text:style-name="T3"> ... </text:span><text:span text:style-name="T18">Close and Lock</text:span><text:span text:style-name="T3"> (</text:span><text:span text:style-name="T18">T7 </text:span><text:span text:style-name="T24">down</text:span><text:span text:style-name="T3"> and </text:span><text:span text:style-name="T24">s</text:span><text:span text:style-name="T18">hift T7 </text:span><text:span text:style-name="T24">down</text:span><text:span text:style-name="T3">)</text:span></text:p>
        </text:list-item>
        <text:list-item>
          <text:p text:style-name="P14"><text:span text:style-name="T3">When engine </text:span><text:span text:style-name="T7">is </text:span><text:span text:style-name="T28">at least</text:span><text:span text:style-name="T18"> 20% RPM</text:span><text:span text:style-name="T3"> (gauge next to right MFD), throttle to </text:span><text:span text:style-name="T18">idle</text:span><text:span text:style-name="T3"> (</text:span><text:span text:style-name="T18">Bottom Thumb Button</text:span><text:span text:style-name="T3">)</text:span></text:p>
        </text:list-item>
      </text:list>
      <text:list text:style-name="L3">
        <text:list-item>
          <text:list>
            <text:list-item>
              <text:p text:style-name="P23"><text:span text:style-name="T3">R</text:span><text:span text:style-name="T1">PM must </text:span><text:span text:style-name="T7">be at least 20%</text:span><text:span text:style-name="T1"> before throttle is advanced, or will result in "hung start" </text:span><text:span text:style-name="T7">and plane must be repaired before it will start </text:span><text:span text:style-name="T8">again</text:span><text:span text:style-name="T1">.</text:span></text:p>
            </text:list-item>
          </text:list>
        </text:list-item>
      </text:list>
      <text:list xml:id="list201034272814782" text:continue-list="list1383253806" text:style-name="L2">
        <text:list-item>
          <text:p text:style-name="P24"><text:span text:style-name="T1">Turn on avionics (</text:span><text:span text:style-name="T36">right elbow</text:span><text:span text:style-name="T35">)</text:span><text:span text:style-name="T36">:</text:span></text:p>
          <text:list>
            <text:list-item>
              <text:p text:style-name="P20"><text:span text:style-name="T17">MMC switch</text:span><text:span text:style-name="T1"> ... </text:span><text:span text:style-name="T17">ON</text:span></text:p>
            </text:list-item>
            <text:list-item>
              <text:p text:style-name="P20"><text:span text:style-name="T17">ST STA switch</text:span><text:span text:style-name="T1"> ... </text:span><text:span text:style-name="T17">ON</text:span></text:p>
            </text:list-item>
            <text:list-item>
              <text:p text:style-name="P20"><text:span text:style-name="T17">MFD switch</text:span><text:span text:style-name="T1"> ... </text:span><text:span text:style-name="T17">ON</text:span></text:p>
            </text:list-item>
            <text:list-item>
              <text:p text:style-name="P20"><text:span text:style-name="T17">UFC switch</text:span><text:span text:style-name="T1"> ... </text:span><text:span text:style-name="T17">ON</text:span></text:p>
            </text:list-item>
            <text:list-item>
              <text:p text:style-name="P22"><text:span text:style-name="T17">GPS switch</text:span><text:span text:style-name="T1"> ... </text:span><text:span text:style-name="T17">ON</text:span></text:p>
              <text:p text:style-name="P22"><text:span text:style-name="T1">(MAP and DL switches are not used by this model of F-16, </text:span><text:span text:style-name="T6">but doesn't hurt to turn them on</text:span><text:span text:style-name="T2">)</text:span></text:p>
            </text:list-item>
            <text:list-item>
              <text:p text:style-name="P26"><text:span text:style-name="T19">M</text:span><text:span text:style-name="T17">IDS LVT</text:span><text:span text:style-name="T1"> knob ... </text:span><text:span text:style-name="T17">ON</text:span><text:span text:style-name="T1"> (right click) (enables datalink)</text:span></text:p>
            </text:list-item>
          </text:list>
        </text:list-item>
        <text:list-item>
          <text:p text:style-name="P10"><text:span text:style-name="T38">Align INS</text:span>:</text:p>
          <text:list>
            <text:list-item>
              <text:p text:style-name="P25"><text:span text:style-name="T17">INS knob</text:span><text:span text:style-name="T1"> ... </text:span><text:span text:style-name="T17">STOR HDG</text:span><text:span text:style-name="T1"> or </text:span><text:span text:style-name="T17">NORM</text:span><text:span text:style-name="T1"> (right elbow) (STOR HDG takes ~2 mins, NORM takes ~8 mins)</text:span></text:p>
            </text:list-item>
            <text:list-item>
              <text:p text:style-name="P25"><text:span text:style-name="T17">Within 2 minutes</text:span><text:span text:style-name="T1">, enter your current lat/long on UFC/DED. <text:s/></text:span><text:span text:style-name="T6">May already be defaulted to your current location, so check the map.</text:span><text:span text:style-name="T1"> <text:s/></text:span><text:span text:style-name="T4">Format is DD MM.M. <text:s/>Press 2/8/4/6 before entering numbers to set N/S/E/W. <text:s/>If using F10 map, </text:span><text:span text:style-name="T20">LAlt-Y</text:span><text:span text:style-name="T4"> changes coordinate format.</text:span></text:p>
            </text:list-item>
            <text:list-item>
              <text:p text:style-name="P27"><text:span text:style-name="T4">P</text:span><text:span text:style-name="T1">roceed with other checklist items while INS is aligning.</text:span></text:p>
              <text:list>
                <text:list-item>
                  <text:p text:style-name="P28"><text:span text:style-name="T1">Alignment is complete when top DED line says </text:span><text:span text:style-name="T17">6 RDY</text:span><text:span text:style-name="T1"> for NORM, or </text:span><text:span text:style-name="T17">10 RDY</text:span><text:span text:style-name="T1"> for STOR HDG.</text:span></text:p>
                </text:list-item>
                <text:list-item>
                  <text:p text:style-name="P15"><text:span text:style-name="T4">When complete, </text:span><text:span text:style-name="T20">INS knob</text:span><text:span text:style-name="T4"> ... </text:span><text:span text:style-name="T20">NAV</text:span><text:span text:style-name="T4"> (right elbow)</text:span></text:p>
                </text:list-item>
              </text:list>
            </text:list-item>
          </text:list>
        </text:list-item>
        <text:list-item>
          <text:p text:style-name="P16"><text:span text:style-name="T19">FCR switch</text:span><text:span text:style-name="T2"> ... </text:span><text:span text:style-name="T29">FCR</text:span><text:span text:style-name="T2"> (right console front) </text:span><text:span text:style-name="T12">(turns on radar)</text:span></text:p>
        </text:list-item>
        <text:list-item>
          <text:p text:style-name="P30"><text:span text:style-name="T17">RDR ALT switch</text:span><text:span text:style-name="T1"> ... </text:span><text:span text:style-name="T17">RDR ALT</text:span><text:span text:style-name="T1"> (right console front)</text:span></text:p>
        </text:list-item>
        <text:list-item>
          <text:p text:style-name="P31"><text:span text:style-name="T17">COMM1</text:span><text:span text:style-name="T1"> and </text:span><text:span text:style-name="T17">COMM2 knobs</text:span><text:span text:style-name="T1"> ... </text:span><text:span text:style-name="T17">SQL</text:span><text:span text:style-name="T1"> </text:span><text:span text:style-name="T5">(default on cold start) </text:span><text:span text:style-name="T1">(left console under throttle)</text:span></text:p>
        </text:list-item>
        <text:list-item>
          <text:p text:style-name="P30"><text:span text:style-name="T17">UHF Function knob</text:span><text:span text:style-name="T1"> ... </text:span><text:span text:style-name="T17">MAIN</text:span><text:span text:style-name="T1"> or </text:span><text:span text:style-name="T17">BOTH</text:span><text:span text:style-name="T1"> (left console under throttle)</text:span></text:p>
        </text:list-item>
        <text:list-item>
          <text:p text:style-name="P24"><text:span text:style-name="T25">ICP SYM knob ("</text:span><text:span text:style-name="T17">ICP HUD Symbology Intensity</text:span><text:span text:style-name="T25">")</text:span><text:span text:style-name="T17"> </text:span><text:span text:style-name="T1">... </text:span><text:span text:style-name="T17">All the way up</text:span><text:span text:style-name="T1"> or as desired (</text:span><text:span text:style-name="T10">upper left knob on </text:span><text:span text:style-name="T1">UFC)</text:span></text:p>
        </text:list-item>
        <text:list-item>
          <text:p text:style-name="P32"><text:span text:style-name="T17">C &amp; I knob</text:span><text:span text:style-name="T1"> ... </text:span><text:span text:style-name="T17">UFC</text:span><text:span text:style-name="T1"> </text:span><text:span text:style-name="T5">(default on cold start) </text:span><text:span text:style-name="T1">(left elbow)</text:span></text:p>
        </text:list-item>
      </text:list>
      <text:list text:style-name="L4">
        <text:list-item>
          <text:list>
            <text:list-item>
              <text:p text:style-name="P33">This controls whether the radio is set with the UFC controls or with the backup radio panel next to your left knee.</text:p>
            </text:list-item>
          </text:list>
        </text:list-item>
      </text:list>
      <text:list xml:id="list201034383336803" text:continue-list="list201034272814782" text:style-name="L2">
        <text:list-item>
          <text:p text:style-name="P34"><text:span text:style-name="T17">IFF Master</text:span><text:span text:style-name="T37"> knob ... </text:span><text:span text:style-name="T17">NORM</text:span><text:span text:style-name="T37"> (left elbow)</text:span></text:p>
        </text:list-item>
        <text:list-item>
          <text:p text:style-name="P29"><text:span text:style-name="T17">Standby Attitude Indicator</text:span><text:span text:style-name="T1"> ... </text:span><text:span text:style-name="T17">Uncage and align</text:span><text:span text:style-name="T1"> with knob </text:span><text:span text:style-name="T5">(</text:span><text:span text:style-name="T27">scroll-wheel up</text:span><text:span text:style-name="T5">) </text:span><text:span text:style-name="T1">(above right MFD)</text:span></text:p>
        </text:list-item>
        <text:list-item>
          <text:p text:style-name="P35"><text:span text:style-name="T17">RWR</text:span><text:span text:style-name="T1"> and </text:span><text:span text:style-name="T17">JMR</text:span><text:span text:style-name="T1"> switches ... </text:span><text:span text:style-name="T17">ON</text:span><text:span text:style-name="T1"> (left angled console)</text:span></text:p>
        </text:list-item>
        <text:list-item>
          <text:p text:style-name="P11"><text:span text:style-name="T38">CH Expendable</text:span> and <text:span text:style-name="T38">FL Expendable</text:span> switches ... <text:span text:style-name="T38">ON</text:span> <text:span text:style-name="T41">(left angled console) </text:span>(enables chaff and flare dispensers, shows # remaining <text:span text:style-name="T44">if CMDS MODE switch is not OFF</text:span>)</text:p>
        </text:list-item>
        <text:list-item>
          <text:p text:style-name="P12">Align HMD:</text:p>
          <text:list>
            <text:list-item>
              <text:p text:style-name="P17"><text:span text:style-name="T16">Press </text:span><text:span text:style-name="T32">LIST</text:span><text:span text:style-name="T13"> button on </text:span><text:span text:style-name="T14">top row of </text:span><text:span text:style-name="T13">UFC, then </text:span><text:span text:style-name="T33">0 (M-SEL)</text:span><text:span text:style-name="T13"> </text:span><text:span text:style-name="T14">for </text:span><text:span text:style-name="T16">MISC</text:span><text:span text:style-name="T13">, </text:span><text:span text:style-name="T15">then </text:span><text:span text:style-name="T33">RCL</text:span><text:span text:style-name="T16"> for HMCS. <text:s/>This shows the </text:span><text:span text:style-name="T33">HMCS DISPLAY</text:span><text:span text:style-name="T16"> page in the DED.</text:span></text:p>
            </text:list-item>
            <text:list-item>
              <text:p text:style-name="P12">Press <text:span text:style-name="T39">SEQ</text:span><text:span text:style-name="T45"> (Dobber right) to change to </text:span><text:span text:style-name="T39">HMCS ALIGN</text:span><text:span text:style-name="T45"> page. <text:s/></text:span><text:span text:style-name="T39">*COARSE*</text:span><text:span text:style-name="T45"> will be selected by default. <text:s/>Do the alignment in the order shown in the list.</text:span></text:p>
            </text:list-item>
            <text:list-item>
              <text:p text:style-name="P13">Press <text:span text:style-name="T38">0 (M-SEL)</text:span> to start <text:span text:style-name="T38">COARSE</text:span> alignment.</text:p>
            </text:list-item>
            <text:list-item>
              <text:p text:style-name="P13">Align the HMD cross over the HUD cross and press "<text:span text:style-name="T40">RDR/CURSOR ENABLE</text:span>"<text:span text:style-name="T47"> (</text:span><text:span text:style-name="T40">shift TDC press</text:span><text:span text:style-name="T47">)</text:span></text:p>
            </text:list-item>
            <text:list-item>
              <text:p text:style-name="P17"><text:span text:style-name="T16">Press </text:span><text:span text:style-name="T33">0 (M-SEL)</text:span><text:span text:style-name="T16"> to save the </text:span><text:span text:style-name="T33">COARSE</text:span><text:span text:style-name="T16"> alignment </text:span><text:span text:style-name="T33">0 (M-SEL)</text:span><text:span text:style-name="T16"> again to start </text:span><text:span text:style-name="T33">AZ/EL</text:span><text:span text:style-name="T16"> alignment.</text:span></text:p>
            </text:list-item>
            <text:list-item>
              <text:p text:style-name="P36"><text:span text:style-name="T1">Use the </text:span><text:span text:style-name="T17">TDC Ministick</text:span><text:span text:style-name="T1"> to align the upper of the two small crosses on the HMD with the center of the large cross in the HUD. <text:s/>Keep the lower of the two HMD crosses aligned vertically if possible, but not critical.</text:span></text:p>
            </text:list-item>
            <text:list-item>
              <text:p text:style-name="P17"><text:span text:style-name="T16">Press </text:span><text:span text:style-name="T33">0 (M-SEL)</text:span><text:span text:style-name="T16"> to save the </text:span><text:span text:style-name="T33">AZ/EL</text:span><text:span text:style-name="T16"> alignment and </text:span><text:span text:style-name="T33">0 (M-SEL)</text:span><text:span text:style-name="T16"> again to start </text:span><text:span text:style-name="T33">ROLL</text:span><text:span text:style-name="T16"> alignment.</text:span></text:p>
            </text:list-item>
            <text:list-item>
              <text:p text:style-name="P17"><text:span text:style-name="T16">Use the </text:span><text:span text:style-name="T33">TDC Ministick</text:span><text:span text:style-name="T16"> to move the small on the HMD left and right to vertically align with the with large cross on the HUD.</text:span></text:p>
            </text:list-item>
            <text:list-item>
              <text:p text:style-name="P17"><text:span text:style-name="T16">Press </text:span><text:span text:style-name="T33">0 (M-SEL)</text:span><text:span text:style-name="T16"> to save the ROLL alignment. <text:s/></text:span><text:span text:style-name="T33">Alignment is complete.</text:span></text:p>
            </text:list-item>
            <text:list-item>
              <text:p text:style-name="P36"><text:span text:style-name="T1">Press </text:span><text:span text:style-name="T17">RTN</text:span><text:span text:style-name="T1"> (Dobber left) to return to main DED screen.</text:span></text:p>
            </text:list-item>
          </text:list>
        </text:list-item>
        <text:list-item>
          <text:p text:style-name="P18"><text:span text:style-name="T30">After INS alignment complete: INS</text:span><text:span text:style-name="T20"> knob</text:span><text:span text:style-name="T4"> ... </text:span><text:span text:style-name="T31">NAV</text:span><text:span text:style-name="T4"> (</text:span><text:span text:style-name="T11">right</text:span><text:span text:style-name="T4"> elbow)</text:span></text:p>
        </text:list-item>
        <text:list-item>
          <text:p text:style-name="P19"><text:span text:style-name="T18">ANTI-SKID</text:span><text:span text:style-name="T3"> switch ... </text:span><text:span text:style-name="T21">ANTI-SKID</text:span><text:span text:style-name="T3"> (left angled console)</text:span></text:p>
        </text:list-item>
        <text:list-item>
          <text:p text:style-name="P20"><text:span text:style-name="T17">Ejection Safety Lever</text:span><text:span text:style-name="T1"> ... </text:span><text:span text:style-name="T17">ARMED</text:span><text:span text:style-name="T1"> (front left side of seat)</text:span></text:p>
        </text:list-item>
      </text:list>
      <text:p text:style-name="P1"/>
      <text:p text:style-name="P2">Proceed with remaining pre-flight checklist on next page.<text:span text:style-name="T42">.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2-26T20:10:33.528000000</dc:date>
    <meta:editing-duration>PT20H17M35S</meta:editing-duration>
    <meta:editing-cycles>8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8" meta:word-count="749" meta:character-count="3930" meta:non-whitespace-character-count="3276"/>
  </office:meta>
</office:document-meta>
</file>